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lara Hah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4, 1896</text:p>
      <text:p text:style-name="P6">Month<text:tab/><text:tab/><text:tab/><text:tab/><text:tab/><text:tab/>June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HEBREW SUNDAY-SCHOOL SOCIETY./</text:p>
      <text:p text:style-name="P4">Philadelphia, June 4<text:span text:style-name="T2">th</text:span><text:span text:style-name="T3"> 1896/</text:span></text:p>
      <text:p text:style-name="P3"><text:span text:style-name="T3">Dear Dr Morais./</text:span></text:p>
      <text:p text:style-name="P3"><text:span text:style-name="T3"><text:tab/>Although instructed,/ officially, to thank you/ for your presence and/ services, on the occasion/ of the recent anniversary/ of the Sunday schools,/ I do not feel as though/ a formal note could/ express all that the/ Board of Directors of the/ Hebrew Sunday School/</text:span></text:p>
      <text:p text:style-name="P3"><text:span text:style-name="T3"/></text:p>
      <text:p text:style-name="P3"><text:span text:style-name="T3">[Page 2]</text:span></text:p>
      <text:p text:style-name="P3"><text:span text:style-name="T3">Society wishes./</text:span></text:p>
      <text:p text:style-name="P3"><text:span text:style-name="T3"><text:tab/>The Board feels that/ upon one good friend it/ can, always, depend for/ sympathy, counsel and/ aid. <text:s/>Its frequent express-/ion of gratitude may be-/come monotonous to/ you, but, it hopes for/ many opportunities to/ benefit by your kind/ offices and thank you/ as it does now, through/ yours truly/ Clara Hahn./ Sect'y H. S. S. 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2:04:43.71</meta:creation-date>
    <dc:date>2012-01-05T12:08:31.68</dc:date>
    <dc:creator>Penn Libraries</dc:creator>
    <meta:editing-duration>PT00H03M4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80" meta:character-count="1959"/>
  </office:meta>
</office:document-meta>
</file>